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54c" officeooo:paragraph-rsid="0008c5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aire:</text:p>
      <text:p text:style-name="P1">8h30 – 11h45</text:p>
      <text:p text:style-name="P1">12h30 -16h15</text:p>
      <text:p text:style-name="P1">site aide :</text:p>
      <text:p text:style-name="P1">algopise</text:p>
      <text:p text:style-name="P1"/>
      <text:p text:style-name="P1"/>
      <text:p text:style-name="P1">Méthode scrum 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08:45:05.970000000</meta:creation-date>
    <dc:date>2023-10-10T11:41:30.690000000</dc:date>
    <meta:editing-duration>P1DT2H56M35S</meta:editing-duration>
    <meta:editing-cycles>1</meta:editing-cycles>
    <meta:document-statistic meta:table-count="0" meta:image-count="0" meta:object-count="0" meta:page-count="1" meta:paragraph-count="6" meta:word-count="12" meta:character-count="66" meta:non-whitespace-character-count="59"/>
    <meta:generator>LibreOffice/7.6.0.3$Windows_X86_64 LibreOffice_project/69edd8b8ebc41d00b4de3915dc82f8f0fc3b6265</meta:generator>
  </office:meta>
</office:document-meta>
</file>